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ataInputStream.readFully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readUnsigne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readSh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readBoolea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readUnsigne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readUTF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readBy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read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read( byte [ ]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skipBytes( in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readDoub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readFlo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readFully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DataInputStream( java . io . InputStream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read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read( byte [ ] var0 , int var1 , int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readL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readUTF( java . io . DataInpu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DataInputStream.read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